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officeooo:paragraph-rsid="000f1027" style:font-size-asian="10pt" style:font-size-complex="10pt"/>
    </style:style>
    <style:style style:name="P2" style:family="paragraph" style:parent-style-name="Standard">
      <style:text-properties style:font-name="Consolas" fo:font-size="10pt" officeooo:paragraph-rsid="000f8f29" style:font-size-asian="10pt" style:font-size-complex="10pt"/>
    </style:style>
    <style:style style:name="P3" style:family="paragraph" style:parent-style-name="Standard">
      <style:text-properties style:font-name="Consolas" fo:font-size="10pt" fo:font-weight="bold" officeooo:paragraph-rsid="000f8f29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nsolas" fo:font-size="13pt" fo:font-weight="bold" officeooo:rsid="000d43ba" officeooo:paragraph-rsid="000d43ba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Liberation Mono" fo:font-size="10pt" officeooo:paragraph-rsid="000f8f29" style:font-size-asian="10pt" style:font-size-complex="10pt"/>
    </style:style>
    <style:style style:name="P6" style:family="paragraph" style:parent-style-name="Standard">
      <style:text-properties style:font-name="Liberation Mono" fo:font-size="10pt" officeooo:paragraph-rsid="0011a54e" style:font-size-asian="10pt" style:font-size-complex="10pt"/>
    </style:style>
    <style:style style:name="P7" style:family="paragraph" style:parent-style-name="Standard">
      <style:text-properties style:font-name="Liberation Mono" fo:font-size="10pt" officeooo:paragraph-rsid="0019ef66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1c24bd" style:font-size-asian="10pt" style:font-size-complex="10pt"/>
    </style:style>
    <style:style style:name="P9" style:family="paragraph" style:parent-style-name="Standard">
      <style:text-properties style:font-name="Liberation Mono" fo:font-size="10pt" officeooo:rsid="0019ef66" officeooo:paragraph-rsid="0019ef66" style:font-size-asian="10pt" style:font-size-complex="10pt"/>
    </style:style>
    <style:style style:name="P10" style:family="paragraph" style:parent-style-name="Standard">
      <style:text-properties style:font-name="Consolas" fo:font-size="10pt" officeooo:paragraph-rsid="002f09ac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style:font-name="monospace"/>
    </style:style>
    <style:style style:name="T3" style:family="text">
      <style:text-properties style:font-name="monospace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1a54e" style:font-size-asian="14pt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f1027" style:font-size-asian="12pt" style:font-weight-asian="bold" style:font-size-complex="12pt" style:font-weight-complex="bold"/>
    </style:style>
    <style:style style:name="T9" style:family="text">
      <style:text-properties officeooo:rsid="0019044e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none" style:text-line-through-type="none" officeooo:rsid="001c24bd"/>
    </style:style>
    <style:style style:name="T1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es <text:span text:style-name="T9">(Need to Update!)</text:span></text:p>
      <text:section text:style-name="Sect1" text:name="Section1">
        <text:p text:style-name="P10"><text:line-break/><text:span text:style-name="T7">slide 2</text:span><text:line-break/><text:tab/>compare ajout from :<text:line-break/><text:tab/><text:tab/>liste where empty is null.<text:line-break/><text:tab/><text:tab/>liste with fake empty head.</text:p>
        <text:p text:style-name="P10"><text:tab/>Better :</text:p>
        <text:p text:style-name="P10"><text:tab/><text:tab/>do affichage for normal and for fakehead.<text:line-break/><text:line-break/><text:span text:style-name="T7">slide 3</text:span><text:line-break/><text:tab/>draw Listes symétriques (ou doublement chaînées) example on the board with adresses!<text:line-break/><text:tab/>code supp <text:span text:style-name="T1">//only works for inner celules, not those pointed by L and Q !</text:span><text:line-break/><text:tab/>code ajout_après / ajout_avant ?<text:line-break/></text:p>
        <text:p text:style-name="P10"><text:tab/>2021: skip this drawing and code. Move to more interesting stuff.</text:p>
        <text:p text:style-name="P1"/>
        <text:p text:style-name="P1"><text:line-break/><text:span text:style-name="T7">Slide 4 </text:span><text:span text:style-name="T8">liste circulaires</text:span></text:p>
        <text:p text:style-name="P1"><text:line-break/><text:span text:style-name="T2">print_liste_circulaire(struct l_circulaire * liste)<text:line-break/>{<text:line-break/><text:tab/>if (liste == null ) return ;<text:line-break/><text:line-break/><text:tab/></text:span><text:span text:style-name="T3">//option 1</text:span><text:span text:style-name="T2"><text:line-break/><text:tab/>struct l_circulaire * tmp = liste-&gt;suiv ;<text:line-break/><text:tab/>do {<text:line-break/><text:tab/><text:tab/>print("%d\n", tmp-&gt;valeur);<text:line-break/><text:tab/><text:tab/>while(tmp != liste) ;<text:line-break/><text:tab/>} <text:line-break/></text:span></text:p>
        <text:p text:style-name="P2"><text:span text:style-name="T2">print_liste_circulaire(struct l_circulaire * liste)<text:line-break/>{<text:line-break/><text:tab/>if (liste == null ) return ;<text:line-break/><text:line-break/><text:tab/></text:span><text:span text:style-name="T3">//option 2</text:span><text:span text:style-name="T2"><text:line-break/><text:tab/>print("%d\n", tmp-&gt;valeur);<text:line-break/><text:tab/>for (struct l_circulaire * tmp = liste-&gt;suiv ; tmp != liste ; tmp = tmp-&gt;suiv)<text:line-break/><text:tab/>{<text:line-break/><text:tab/><text:tab/>print("%d\n", tmp-&gt;valeur);<text:line-break/><text:line-break/><text:tab/>}<text:line-break/>}<text:line-break/></text:span><text:line-break/><text:line-break/></text:p>
        <text:p text:style-name="P3"/>
        <text:p text:style-name="P3"/>
        <text:p text:style-name="P3"/>
        <text:p text:style-name="P2"><text:span text:style-name="T4">Slide 12 program in C for </text:span><text:span text:style-name="T6">pile </text:span><text:span text:style-name="T5">liste_chainees </text:span><text:span text:style-name="T4">:</text:span><text:line-break/></text:p>
        <text:p text:style-name="P5">struct <text:span text:style-name="T10">l_contigue</text:span><text:span text:style-name="T12">cell</text:span>{<text:line-break/><text:tab/>int valeur ;<text:line-break/><text:tab/>struct <text:span text:style-name="T10">l_contigue</text:span><text:span text:style-name="T11"> cell</text:span> * suiv ;<text:line-break/>}</text:p>
        <text:p text:style-name="P8">typedef struct <text:span text:style-name="T11">cell *</text:span> pile ; // vérifier * ou pas !<text:line-break/><text:line-break/>init_pile(pile *p) {<text:line-break/><text:tab/>*p = NULL ;<text:line-break/>}<text:line-break/></text:p>
        <text:p text:style-name="P5">int pile_vide(pile *p) {<text:line-break/><text:tab/>return *p == NULL ; //return 1 si pile est vide<text:line-break/>}</text:p>
        <text:p text:style-name="P5"><text:line-break/>int pile_pleine(pile *p) { return false }<text:line-break/><text:tab/>void dépiler(pile *p, valeur * v) {<text:line-break/><text:tab/>v = p-&gt;valeur ;<text:line-break/><text:tab/>sup_tete(p) ;<text:line-break/>}<text:line-break/></text:p>
        <text:p text:style-name="P5">void empiler(pile *p, valeur * v) {<text:line-break/><text:tab/>ajout_tete(p,v) ;<text:line-break/>}<text:line-break/></text:p>
        <text:p text:style-name="P5">void sommet(pile *p, valeur * v) {<text:line-break/><text:tab/>v = p-&gt;valeur ;<text:line-break/>}</text:p>
        <text:p text:style-name="P6"><text:line-break/>valeur sommet(pile p) {<text:line-break/><text:tab/>return p-&gt;valeur ;<text:line-break/>}<text:line-break/></text:p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/>
        <text:p text:style-name="P6"/>
        <text:p text:style-name="P6"/>
        <text:p text:style-name="P6"/>
        <text:p text:style-name="P6"/>
        <text:p text:style-name="P6"><text:line-break/><text:span text:style-name="T4">slide 13 </text:span><text:span text:style-name="T6">pile </text:span><text:span text:style-name="T5">liste_contigue</text:span></text:p>
        <text:p text:style-name="P6"><text:line-break/>init_pile(struct pile_contigue * pile)<text:line-break/>{<text:line-break/><text:tab/>pile-&gt;dernier = -1;<text:line-break/>}<text:line-break/></text:p>
        <text:p text:style-name="P6">int pile_vide(struct pile_contigue * pile)<text:line-break/>{<text:line-break/><text:tab/>return pile-&gt;dernier == -1 ;<text:line-break/>}<text:line-break/></text:p>
        <text:p text:style-name="P6">int pile_pleine(struct pile_contigue * pile)<text:line-break/>{<text:line-break/><text:tab/>return pile-&gt;dernier == MAX_PILE -1;<text:line-break/>}<text:line-break/></text:p>
        <text:p text:style-name="P6">valeur dépiler(struct pile_contigue * pile)<text:line-break/>{<text:line-break/><text:tab/>return pile[pile-&gt;dernier--];<text:line-break/>}<text:line-break/></text:p>
        <text:p text:style-name="P6">void empiler(struct pile_contigue * pile, valeur v)<text:line-break/>{<text:line-break/><text:tab/>pile[++pile-&gt;dernier] = v ;<text:line-break/>}<text:line-break/></text:p>
        <text:p text:style-name="P7">valeur sommet(struct pile_contigue * pile)<text:line-break/>{<text:line-break/><text:tab/>return pile[pile-&gt;dernier];<text:line-break/>}</text:p>
        <text:p text:style-name="P7"/>
        <text:p text:style-name="P9">UPDATE PILE WITH PAPER SLIDE13.</text:p>
        <text:p text:style-name="P9">USE MALLOC INSTEAD OF FIXED ARRAY.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line-break/><text:lin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0.49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1T12:56:27.889314054</meta:creation-date>
    <meta:generator>LibreOffice/7.0.4.2$Linux_X86_64 LibreOffice_project/00$Build-2</meta:generator>
    <dc:date>2021-02-15T23:17:13.876092453</dc:date>
    <meta:editing-duration>PT2H11M11S</meta:editing-duration>
    <meta:editing-cycles>31</meta:editing-cycles>
    <meta:document-statistic meta:table-count="0" meta:image-count="0" meta:object-count="0" meta:page-count="2" meta:paragraph-count="26" meta:word-count="332" meta:character-count="2030" meta:non-whitespace-character-count="1649"/>
  </office:meta>
</office:document-meta>
</file>